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style:vertical-align="automatic"/>
      <style:text-properties fo:color="#000000" style:font-family-generic="swiss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>
      <style:table-cell-properties fo:background-color="#0070C0"/>
    </style:style>
    <style:style style:name="ce7" style:family="table-cell" style:parent-style-name="Default" style:data-style-name="N0">
      <style:table-cell-properties fo:background-color="#777777"/>
    </style:style>
    <style:style style:name="ce8" style:family="table-cell" style:parent-style-name="Default" style:data-style-name="N0">
      <style:table-cell-properties fo:background-color="#A52A2A"/>
    </style:style>
    <style:style style:name="ce9" style:family="table-cell" style:parent-style-name="Default" style:data-style-name="N0">
      <style:table-cell-properties fo:background-color="#FFD700"/>
    </style:style>
    <style:style style:name="ce10" style:family="table-cell" style:parent-style-name="Default" style:data-style-name="N0">
      <style:table-cell-properties fo:background-color="#000000"/>
      <style:text-properties fo:color="#FFFFFF" style:font-family-generic="swiss"/>
    </style:style>
    <style:style style:name="ce11" style:family="table-cell" style:parent-style-name="Default" style:data-style-name="N0">
      <style:table-cell-properties fo:background-color="#A020F0"/>
    </style:style>
    <style:style style:name="ce12" style:family="table-cell" style:parent-style-name="Default" style:data-style-name="N0">
      <style:table-cell-properties fo:background-color="#00B050"/>
    </style:style>
    <style:style style:name="ce13" style:family="table-cell" style:parent-style-name="Default" style:data-style-name="N0">
      <style:table-cell-properties fo:background-color="#FF0000"/>
    </style:style>
    <style:style style:name="ce14" style:family="table-cell" style:parent-style-name="Default" style:data-style-name="N0">
      <style:table-cell-properties fo:background-color="#FFC000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4.841875cm"/>
    </style:style>
    <style:style style:name="co2" style:family="table-column">
      <style:table-column-properties fo:break-before="auto" style:column-width="2.619375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3.67770833333333cm"/>
    </style:style>
    <style:style style:name="co6" style:family="table-column">
      <style:table-column-properties fo:break-before="auto" style:column-width="7.46125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$$cores)" table:base-cell-address="atores.B2">
          <table:help-message/>
          <table:error-message table:display="true"/>
        </table:content-validation>
        <table:content-validation table:name="val2" table:condition="of:cell-content-is-in-list($$tipos_rel)" table:base-cell-address="relacionamentos.D2" table:allow-empty-cell="false">
          <table:help-message table:display="true"/>
          <table:error-message table:display="true"/>
        </table:content-validation>
        <table:content-validation table:name="val3" table:condition="of:cell-content-is-in-list($$tipos_bool)" table:base-cell-address="relacionamentos.E2" table:allow-empty-cell="false">
          <table:help-message table:display="true"/>
          <table:error-message table:display="true"/>
        </table:content-validation>
        <table:content-validation table:name="val4" table:condition="of:cell-content-is-in-list($$lista2)" table:base-cell-address="relacionamentos.A2" table:allow-empty-cell="false">
          <table:help-message table:display="true"/>
          <table:error-message table:display="true"/>
        </table:content-validation>
      </table:content-validations>
      <table:table table:name="ator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3" table:default-cell-style-name="ce3"/>
        <table:table-column table:style-name="co4" table:number-columns-repeated="16358" table:default-cell-style-name="ce3"/>
        <table:table-row table:style-name="ro1">
          <table:table-cell office:value-type="string" table:style-name="ce15">
            <text:p>ator</text:p>
          </table:table-cell>
          <table:table-cell office:value-type="string" table:style-name="ce15">
            <text:p>cor</text:p>
          </table:table-cell>
          <table:table-cell office:value-type="string" table:style-name="ce15">
            <text:p>grupo</text:p>
          </table:table-cell>
          <table:table-cell table:number-columns-repeated="4" table:style-name="ce3"/>
          <table:table-cell office:value-type="string" table:style-name="ce15">
            <text:p>Cores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Urso</text:p>
          </table:table-cell>
          <table:table-cell office:value-type="string" table:content-validation-name="val1" table:style-name="ce3">
            <text:p>Azul</text:p>
          </table:table-cell>
          <table:table-cell office:value-type="string" table:style-name="ce3">
            <text:p>-</text:p>
          </table:table-cell>
          <table:table-cell table:number-columns-repeated="4" table:style-name="ce3"/>
          <table:table-cell office:value-type="string" table:style-name="ce5">
            <text:p>Amarelo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aranja</text:p>
          </table:table-cell>
          <table:table-cell office:value-type="string" table:content-validation-name="val1" table:style-name="ce3">
            <text:p>Laranja</text:p>
          </table:table-cell>
          <table:table-cell office:value-type="string" table:style-name="ce2">
            <text:p>-</text:p>
          </table:table-cell>
          <table:table-cell table:number-columns-repeated="4" table:style-name="ce3"/>
          <table:table-cell office:value-type="string" table:style-name="ce6">
            <text:p>Azu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inoria\nLimonense</text:p>
          </table:table-cell>
          <table:table-cell office:value-type="string" table:content-validation-name="val1" table:style-name="ce3">
            <text:p>Amarelo</text:p>
          </table:table-cell>
          <table:table-cell office:value-type="string" table:style-name="ce2">
            <text:p>Abacate</text:p>
          </table:table-cell>
          <table:table-cell table:number-columns-repeated="4" table:style-name="ce3"/>
          <table:table-cell office:value-type="string" table:style-name="ce3">
            <text:p>Branco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opulação</text:p>
          </table:table-cell>
          <table:table-cell office:value-type="string" table:content-validation-name="val1" table:style-name="ce3">
            <text:p>Laranja</text:p>
          </table:table-cell>
          <table:table-cell office:value-type="string" table:style-name="ce2">
            <text:p>Abacate</text:p>
          </table:table-cell>
          <table:table-cell table:number-columns-repeated="4" table:style-name="ce3"/>
          <table:table-cell office:value-type="string" table:style-name="ce7">
            <text:p>Cinz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S / OPM</text:p>
          </table:table-cell>
          <table:table-cell office:value-type="string" table:content-validation-name="val1" table:style-name="ce3">
            <text:p>Preto</text:p>
          </table:table-cell>
          <table:table-cell office:value-type="string" table:style-name="ce2">
            <text:p>-</text:p>
          </table:table-cell>
          <table:table-cell table:number-columns-repeated="4" table:style-name="ce3"/>
          <table:table-cell office:value-type="string" table:style-name="ce14">
            <text:p>Laranj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çã</text:p>
          </table:table-cell>
          <table:table-cell office:value-type="string" table:content-validation-name="val1" table:style-name="ce3">
            <text:p>Marrom</text:p>
          </table:table-cell>
          <table:table-cell office:value-type="string" table:style-name="ce2">
            <text:p>-</text:p>
          </table:table-cell>
          <table:table-cell table:number-columns-repeated="4" table:style-name="ce3"/>
          <table:table-cell office:value-type="string" table:style-name="ce8">
            <text:p>Marrom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OIA</text:p>
          </table:table-cell>
          <table:table-cell office:value-type="string" table:content-validation-name="val1" table:style-name="ce3">
            <text:p>Verde</text:p>
          </table:table-cell>
          <table:table-cell office:value-type="string" table:style-name="ce2">
            <text:p>Limão</text:p>
          </table:table-cell>
          <table:table-cell table:number-columns-repeated="4" table:style-name="ce3"/>
          <table:table-cell office:value-type="string" table:style-name="ce9">
            <text:p>Ouro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bacate</text:p>
          </table:table-cell>
          <table:table-cell table:content-validation-name="val1" table:style-name="ce3"/>
          <table:table-cell table:style-name="ce2"/>
          <table:table-cell table:number-columns-repeated="4" table:style-name="ce3"/>
          <table:table-cell office:value-type="string" table:style-name="ce10">
            <text:p>Preto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imão</text:p>
          </table:table-cell>
          <table:table-cell table:content-validation-name="val1" table:style-name="ce3"/>
          <table:table-cell table:style-name="ce2"/>
          <table:table-cell table:number-columns-repeated="4" table:style-name="ce3"/>
          <table:table-cell office:value-type="string" table:style-name="ce11">
            <text:p>Roxo</text:p>
          </table:table-cell>
          <table:table-cell table:number-columns-repeated="16376"/>
        </table:table-row>
        <table:table-row table:style-name="ro1">
          <table:table-cell table:style-name="ce2"/>
          <table:table-cell table:content-validation-name="val1" table:style-name="ce3"/>
          <table:table-cell table:style-name="ce2"/>
          <table:table-cell table:number-columns-repeated="4" table:style-name="ce3"/>
          <table:table-cell office:value-type="string" table:style-name="ce12">
            <text:p>Verde</text:p>
          </table:table-cell>
          <table:table-cell table:number-columns-repeated="16376"/>
        </table:table-row>
        <table:table-row table:style-name="ro1">
          <table:table-cell table:style-name="ce2"/>
          <table:table-cell table:content-validation-name="val1" table:style-name="ce3"/>
          <table:table-cell table:style-name="ce2"/>
          <table:table-cell table:number-columns-repeated="4" table:style-name="ce3"/>
          <table:table-cell office:value-type="string" table:style-name="ce13">
            <text:p>Vermelho</text:p>
          </table:table-cell>
          <table:table-cell table:number-columns-repeated="16376"/>
        </table:table-row>
        <table:table-row table:number-rows-repeated="2" table:style-name="ro1">
          <table:table-cell table:style-name="ce2"/>
          <table:table-cell table:content-validation-name="val1" table:style-name="ce3"/>
          <table:table-cell table:style-name="ce2"/>
          <table:table-cell table:number-columns-repeated="16381" table:style-name="ce3"/>
        </table:table-row>
        <table:table-row table:number-rows-repeated="2" table:style-name="ro1">
          <table:table-cell table:style-name="ce3"/>
          <table:table-cell table:content-validation-name="val1" table:style-name="ce4"/>
          <table:table-cell table:number-columns-repeated="16382" table:style-name="ce3"/>
        </table:table-row>
        <table:table-row table:number-rows-repeated="32" table:style-name="ro1">
          <table:table-cell/>
          <table:table-cell table:content-validation-name="val1" table:style-name="ce4"/>
          <table:table-cell table:number-columns-repeated="16382"/>
        </table:table-row>
        <table:table-row table:number-rows-repeated="3" table:style-name="ro1">
          <table:table-cell/>
          <table:table-cell table:content-validation-name="val1" table:style-name="ce3"/>
          <table:table-cell table:number-columns-repeated="16382"/>
        </table:table-row>
        <table:table-row table:number-rows-repeated="946" table:style-name="ro1">
          <table:table-cell table:number-columns-repeated="16384"/>
        </table:table-row>
        <table:table-row table:number-rows-repeated="1047579" table:style-name="ro2">
          <table:table-cell table:number-columns-repeated="16384"/>
        </table:table-row>
      </table:table>
      <table:table table:name="relacionamentos" table:style-name="ta1">
        <table:table-column table:style-name="co5" table:default-cell-style-name="ce3"/>
        <table:table-column table:style-name="co6" table:default-cell-style-name="ce3"/>
        <table:table-column table:style-name="co2" table:number-columns-repeated="24" table:default-cell-style-name="ce3"/>
        <table:table-column table:style-name="co4" table:number-columns-repeated="16358" table:default-cell-style-name="ce3"/>
        <table:table-row table:style-name="ro1">
          <table:table-cell office:value-type="string" table:style-name="ce15">
            <text:p>de</text:p>
          </table:table-cell>
          <table:table-cell office:value-type="string" table:style-name="ce15">
            <text:p>relacionamento</text:p>
          </table:table-cell>
          <table:table-cell office:value-type="string" table:style-name="ce15">
            <text:p>para</text:p>
          </table:table-cell>
          <table:table-cell office:value-type="string" table:style-name="ce15">
            <text:p>tipo</text:p>
          </table:table-cell>
          <table:table-cell office:value-type="string" table:style-name="ce15">
            <text:p>bilateral</text:p>
          </table:table-cell>
          <table:table-cell table:number-columns-repeated="16379"/>
        </table:table-row>
        <table:table-row table:style-name="ro1">
          <table:table-cell office:value-type="string" table:content-validation-name="val4" table:style-name="ce3">
            <text:p>Urso</text:p>
          </table:table-cell>
          <table:table-cell office:value-type="string" table:style-name="ce3">
            <text:p>Dependência</text:p>
          </table:table-cell>
          <table:table-cell office:value-type="string" table:content-validation-name="val4" table:style-name="ce3">
            <text:p>Laranja</text:p>
          </table:table-cell>
          <table:table-cell office:value-type="string" table:content-validation-name="val2" table:style-name="ce3">
            <text:p>Neutro</text:p>
          </table:table-cell>
          <table:table-cell office:value-type="string" table:content-validation-name="val3" table:style-name="ce3">
            <text:p>Não</text:p>
          </table:table-cell>
          <table:table-cell table:number-columns-repeated="16379"/>
        </table:table-row>
        <table:table-row table:style-name="ro1">
          <table:table-cell office:value-type="string" table:content-validation-name="val4" table:style-name="ce3">
            <text:p>Laranja</text:p>
          </table:table-cell>
          <table:table-cell office:value-type="string" table:style-name="ce3">
            <text:p>Aliança</text:p>
          </table:table-cell>
          <table:table-cell office:value-type="string" table:content-validation-name="val4" table:style-name="ce3">
            <text:p>Urso</text:p>
          </table:table-cell>
          <table:table-cell office:value-type="string" table:content-validation-name="val2" table:style-name="ce3">
            <text:p>Positivo</text:p>
          </table:table-cell>
          <table:table-cell office:value-type="string" table:content-validation-name="val3" table:style-name="ce3">
            <text:p>Sim</text:p>
          </table:table-cell>
          <table:table-cell table:number-columns-repeated="16379"/>
        </table:table-row>
        <table:table-row table:style-name="ro1">
          <table:table-cell office:value-type="string" table:content-validation-name="val4" table:style-name="ce3">
            <text:p>Laranja</text:p>
          </table:table-cell>
          <table:table-cell office:value-type="string" table:style-name="ce3">
            <text:p>Repressão</text:p>
          </table:table-cell>
          <table:table-cell office:value-type="string" table:content-validation-name="val4" table:style-name="ce3">
            <text:p>Minoria\nLimonense</text:p>
          </table:table-cell>
          <table:table-cell office:value-type="string" table:content-validation-name="val2" table:style-name="ce3">
            <text:p>Negativo</text:p>
          </table:table-cell>
          <table:table-cell office:value-type="string" table:content-validation-name="val3" table:style-name="ce3">
            <text:p>Não</text:p>
          </table:table-cell>
          <table:table-cell table:number-columns-repeated="16379"/>
        </table:table-row>
        <table:table-row table:style-name="ro1">
          <table:table-cell office:value-type="string" table:content-validation-name="val4" table:style-name="ce3">
            <text:p>Laranja</text:p>
          </table:table-cell>
          <table:table-cell office:value-type="string" table:style-name="ce3">
            <text:p>Antagonismo</text:p>
          </table:table-cell>
          <table:table-cell office:value-type="string" table:content-validation-name="val4" table:style-name="ce3">
            <text:p>Limão</text:p>
          </table:table-cell>
          <table:table-cell office:value-type="string" table:content-validation-name="val2" table:style-name="ce3">
            <text:p>Negativo</text:p>
          </table:table-cell>
          <table:table-cell office:value-type="string" table:content-validation-name="val3" table:style-name="ce3">
            <text:p>Sim</text:p>
          </table:table-cell>
          <table:table-cell table:number-columns-repeated="16379"/>
        </table:table-row>
        <table:table-row table:style-name="ro1">
          <table:table-cell office:value-type="string" table:content-validation-name="val4" table:style-name="ce3">
            <text:p>Laranja</text:p>
          </table:table-cell>
          <table:table-cell office:value-type="string" table:style-name="ce3">
            <text:p>Reinvidicação</text:p>
          </table:table-cell>
          <table:table-cell office:value-type="string" table:content-validation-name="val4" table:style-name="ce3">
            <text:p>CS / OPM</text:p>
          </table:table-cell>
          <table:table-cell office:value-type="string" table:content-validation-name="val2" table:style-name="ce3">
            <text:p>Negativo</text:p>
          </table:table-cell>
          <table:table-cell office:value-type="string" table:content-validation-name="val3" table:style-name="ce3">
            <text:p>Não</text:p>
          </table:table-cell>
          <table:table-cell table:number-columns-repeated="16379"/>
        </table:table-row>
        <table:table-row table:style-name="ro1">
          <table:table-cell office:value-type="string" table:content-validation-name="val4" table:style-name="ce3">
            <text:p>CS / OPM</text:p>
          </table:table-cell>
          <table:table-cell office:value-type="string" table:style-name="ce3">
            <text:p>Respaldo /\nApoio</text:p>
          </table:table-cell>
          <table:table-cell office:value-type="string" table:content-validation-name="val4" table:style-name="ce3">
            <text:p>Laranja</text:p>
          </table:table-cell>
          <table:table-cell office:value-type="string" table:content-validation-name="val2" table:style-name="ce3">
            <text:p>Positivo</text:p>
          </table:table-cell>
          <table:table-cell office:value-type="string" table:content-validation-name="val3" table:style-name="ce3">
            <text:p>Não</text:p>
          </table:table-cell>
          <table:table-cell table:number-columns-repeated="16379"/>
        </table:table-row>
        <table:table-row table:style-name="ro1">
          <table:table-cell office:value-type="string" table:content-validation-name="val4" table:style-name="ce3">
            <text:p>CS / OPM</text:p>
          </table:table-cell>
          <table:table-cell office:value-type="string" table:style-name="ce3">
            <text:p>Condenação /\nRestrição</text:p>
          </table:table-cell>
          <table:table-cell office:value-type="string" table:content-validation-name="val4" table:style-name="ce3">
            <text:p>Limão</text:p>
          </table:table-cell>
          <table:table-cell office:value-type="string" table:content-validation-name="val2" table:style-name="ce3">
            <text:p>Neutro</text:p>
          </table:table-cell>
          <table:table-cell office:value-type="string" table:content-validation-name="val3" table:style-name="ce3">
            <text:p>Não</text:p>
          </table:table-cell>
          <table:table-cell table:number-columns-repeated="16379"/>
        </table:table-row>
        <table:table-row table:style-name="ro1">
          <table:table-cell office:value-type="string" table:content-validation-name="val4" table:style-name="ce3">
            <text:p>Minoria\nLimonense</text:p>
          </table:table-cell>
          <table:table-cell office:value-type="string" table:style-name="ce3">
            <text:p>Resistência</text:p>
          </table:table-cell>
          <table:table-cell office:value-type="string" table:content-validation-name="val4" table:style-name="ce3">
            <text:p>Laranja</text:p>
          </table:table-cell>
          <table:table-cell office:value-type="string" table:content-validation-name="val2" table:style-name="ce3">
            <text:p>Neutro</text:p>
          </table:table-cell>
          <table:table-cell office:value-type="string" table:content-validation-name="val3" table:style-name="ce3">
            <text:p>Não</text:p>
          </table:table-cell>
          <table:table-cell table:number-columns-repeated="16379"/>
        </table:table-row>
        <table:table-row table:style-name="ro1">
          <table:table-cell office:value-type="string" table:content-validation-name="val4" table:style-name="ce3">
            <text:p>Minoria\nLimonense</text:p>
          </table:table-cell>
          <table:table-cell office:value-type="string" table:style-name="ce3">
            <text:p>Apoio</text:p>
          </table:table-cell>
          <table:table-cell office:value-type="string" table:content-validation-name="val4" table:style-name="ce3">
            <text:p>Limão</text:p>
          </table:table-cell>
          <table:table-cell office:value-type="string" table:content-validation-name="val2" table:style-name="ce3">
            <text:p>Positivo</text:p>
          </table:table-cell>
          <table:table-cell office:value-type="string" table:content-validation-name="val3" table:style-name="ce3">
            <text:p>Não</text:p>
          </table:table-cell>
          <table:table-cell table:number-columns-repeated="16379"/>
        </table:table-row>
        <table:table-row table:style-name="ro1">
          <table:table-cell office:value-type="string" table:content-validation-name="val4" table:style-name="ce3">
            <text:p>Maçã</text:p>
          </table:table-cell>
          <table:table-cell office:value-type="string" table:style-name="ce3">
            <text:p>Apoio</text:p>
          </table:table-cell>
          <table:table-cell office:value-type="string" table:content-validation-name="val4" table:style-name="ce3">
            <text:p>Limão</text:p>
          </table:table-cell>
          <table:table-cell office:value-type="string" table:content-validation-name="val2" table:style-name="ce3">
            <text:p>Positivo</text:p>
          </table:table-cell>
          <table:table-cell office:value-type="string" table:content-validation-name="val3" table:style-name="ce3">
            <text:p>Não</text:p>
          </table:table-cell>
          <table:table-cell table:number-columns-repeated="16379"/>
        </table:table-row>
        <table:table-row table:style-name="ro1">
          <table:table-cell office:value-type="string" table:content-validation-name="val4" table:style-name="ce3">
            <text:p>Maçã</text:p>
          </table:table-cell>
          <table:table-cell office:value-type="string" table:style-name="ce3">
            <text:p>Dependência\nMEM</text:p>
          </table:table-cell>
          <table:table-cell office:value-type="string" table:content-validation-name="val4" table:style-name="ce3">
            <text:p>Limão</text:p>
          </table:table-cell>
          <table:table-cell office:value-type="string" table:content-validation-name="val2" table:style-name="ce3">
            <text:p>Neutro</text:p>
          </table:table-cell>
          <table:table-cell office:value-type="string" table:content-validation-name="val3" table:style-name="ce3">
            <text:p>Não</text:p>
          </table:table-cell>
          <table:table-cell table:number-columns-repeated="16379"/>
        </table:table-row>
        <table:table-row table:style-name="ro1">
          <table:table-cell office:value-type="string" table:content-validation-name="val4" table:style-name="ce3">
            <text:p>Limão</text:p>
          </table:table-cell>
          <table:table-cell office:value-type="string" table:style-name="ce3">
            <text:p>Parceria\nComercial</text:p>
          </table:table-cell>
          <table:table-cell office:value-type="string" table:content-validation-name="val4" table:style-name="ce3">
            <text:p>Maçã</text:p>
          </table:table-cell>
          <table:table-cell office:value-type="string" table:content-validation-name="val2" table:style-name="ce3">
            <text:p>Neutro</text:p>
          </table:table-cell>
          <table:table-cell office:value-type="string" table:content-validation-name="val3" table:style-name="ce3">
            <text:p>Não</text:p>
          </table:table-cell>
          <table:table-cell table:number-columns-repeated="16379"/>
        </table:table-row>
        <table:table-row table:style-name="ro1">
          <table:table-cell office:value-type="string" table:content-validation-name="val4" table:style-name="ce3">
            <text:p>Limão</text:p>
          </table:table-cell>
          <table:table-cell office:value-type="string" table:style-name="ce3">
            <text:p>Influência</text:p>
          </table:table-cell>
          <table:table-cell office:value-type="string" table:content-validation-name="val4" table:style-name="ce3">
            <text:p>Minoria\nLimonense</text:p>
          </table:table-cell>
          <table:table-cell office:value-type="string" table:content-validation-name="val2" table:style-name="ce3">
            <text:p>Neutro</text:p>
          </table:table-cell>
          <table:table-cell office:value-type="string" table:content-validation-name="val3" table:style-name="ce3">
            <text:p>Não</text:p>
          </table:table-cell>
          <table:table-cell table:number-columns-repeated="16379"/>
        </table:table-row>
        <table:table-row table:style-name="ro1">
          <table:table-cell office:value-type="string" table:content-validation-name="val4" table:style-name="ce3">
            <text:p>Limão</text:p>
          </table:table-cell>
          <table:table-cell office:value-type="string" table:style-name="ce3">
            <text:p>Agressão</text:p>
          </table:table-cell>
          <table:table-cell office:value-type="string" table:content-validation-name="val4" table:style-name="ce3">
            <text:p>Laranja</text:p>
          </table:table-cell>
          <table:table-cell office:value-type="string" table:content-validation-name="val2" table:style-name="ce3">
            <text:p>Negativo</text:p>
          </table:table-cell>
          <table:table-cell office:value-type="string" table:content-validation-name="val3" table:style-name="ce3">
            <text:p>Não</text:p>
          </table:table-cell>
          <table:table-cell table:number-columns-repeated="16379"/>
        </table:table-row>
        <table:table-row table:style-name="ro1">
          <table:table-cell office:value-type="string" table:content-validation-name="val4" table:style-name="ce3">
            <text:p>OIA</text:p>
          </table:table-cell>
          <table:table-cell office:value-type="string" table:style-name="ce3">
            <text:p>Influência</text:p>
          </table:table-cell>
          <table:table-cell office:value-type="string" table:content-validation-name="val4" table:style-name="ce3">
            <text:p>Minoria\nLimonense</text:p>
          </table:table-cell>
          <table:table-cell office:value-type="string" table:content-validation-name="val2" table:style-name="ce3">
            <text:p>Neutro</text:p>
          </table:table-cell>
          <table:table-cell office:value-type="string" table:content-validation-name="val3" table:style-name="ce3">
            <text:p>Não</text:p>
          </table:table-cell>
          <table:table-cell table:number-columns-repeated="16379"/>
        </table:table-row>
        <table:table-row table:style-name="ro1">
          <table:table-cell office:value-type="string" table:content-validation-name="val4" table:style-name="ce3">
            <text:p>OIA</text:p>
          </table:table-cell>
          <table:table-cell office:value-type="string" table:style-name="ce3">
            <text:p>Ameaça</text:p>
          </table:table-cell>
          <table:table-cell office:value-type="string" table:content-validation-name="val4" table:style-name="ce3">
            <text:p>População</text:p>
          </table:table-cell>
          <table:table-cell office:value-type="string" table:content-validation-name="val2" table:style-name="ce3">
            <text:p>Neutro</text:p>
          </table:table-cell>
          <table:table-cell office:value-type="string" table:content-validation-name="val3" table:style-name="ce3">
            <text:p>Não</text:p>
          </table:table-cell>
          <table:table-cell table:number-columns-repeated="16379"/>
        </table:table-row>
        <table:table-row table:number-rows-repeated="15" table:style-name="ro1">
          <table:table-cell table:content-validation-name="val4" table:style-name="ce3"/>
          <table:table-cell table:style-name="ce3"/>
          <table:table-cell table:content-validation-name="val4" table:style-name="ce3"/>
          <table:table-cell table:content-validation-name="val2" table:style-name="ce3"/>
          <table:table-cell table:content-validation-name="val3" table:style-name="ce3"/>
          <table:table-cell table:number-columns-repeated="16379"/>
        </table:table-row>
        <table:table-row table:number-rows-repeated="19" table:style-name="ro1">
          <table:table-cell table:content-validation-name="val4" table:style-name="ce3"/>
          <table:table-cell/>
          <table:table-cell table:content-validation-name="val4" table:style-name="ce3"/>
          <table:table-cell table:content-validation-name="val2" table:style-name="ce3"/>
          <table:table-cell table:content-validation-name="val3" table:style-name="ce3"/>
          <table:table-cell table:number-columns-repeated="16379"/>
        </table:table-row>
        <table:table-row table:number-rows-repeated="50" table:style-name="ro1">
          <table:table-cell table:content-validation-name="val4" table:style-name="ce3"/>
          <table:table-cell/>
          <table:table-cell table:content-validation-name="val4" table:style-name="ce3"/>
          <table:table-cell table:number-columns-repeated="16381"/>
        </table:table-row>
        <table:table-row table:number-rows-repeated="751" table:style-name="ro1">
          <table:table-cell table:number-columns-repeated="16384"/>
        </table:table-row>
        <table:table-row table:number-rows-repeated="1047724" table:style-name="ro2">
          <table:table-cell table:number-columns-repeated="16384"/>
        </table:table-row>
      </table:table>
      <table:table table:name="auxiliar" table:style-name="ta2">
        <table:table-column table:style-name="co7" table:number-columns-repeated="16384" table:default-cell-style-name="ce1"/>
        <table:table-row table:style-name="ro3">
          <table:table-cell office:value-type="string" table:style-name="ce15">
            <text:p>ator</text:p>
          </table:table-cell>
          <table:table-cell table:style-name="ce15"/>
          <table:table-cell office:value-type="string" table:style-name="ce15">
            <text:p>Cores</text:p>
          </table:table-cell>
          <table:table-cell office:value-type="string" table:style-name="ce15">
            <text:p>Tipos</text:p>
          </table:table-cell>
          <table:table-cell office:value-type="string" table:style-name="ce15">
            <text:p>Bool</text:p>
          </table:table-cell>
          <table:table-cell table:number-columns-repeated="16379"/>
        </table:table-row>
        <table:table-row table:style-name="ro4">
          <table:table-cell office:value-type="string" office:string-value="Abacate" table:formula="of:=IF(COUNTA($$lista1)&gt;=ROWS([.$A$1:.A1]);INDEX($$lista1;MATCH(SMALL(COUNTIF($$lista1;&quot;&lt;&quot;&amp;$$lista1);ROW([.A1]));COUNTIF($$lista1;&quot;&lt;&quot;&amp;$$lista1);0));&quot;&quot;)" table:number-matrix-columns-spanned="1" table:number-matrix-rows-spanned="1" table:style-name="ce1">
            <text:p>Abacate</text:p>
          </table:table-cell>
          <table:table-cell table:style-name="ce1"/>
          <table:table-cell office:value-type="string" table:style-name="ce5">
            <text:p>Amarelo</text:p>
          </table:table-cell>
          <table:table-cell office:value-type="string" table:style-name="ce4">
            <text:p>Positivo</text:p>
          </table:table-cell>
          <table:table-cell office:value-type="string" table:style-name="ce4">
            <text:p>Sim</text:p>
          </table:table-cell>
          <table:table-cell table:number-columns-repeated="16379"/>
        </table:table-row>
        <table:table-row table:style-name="ro4">
          <table:table-cell office:value-type="string" office:string-value="CS / OPM" table:formula="of:=IF(COUNTA($$lista1)&gt;=ROWS([.$A$1:.A2]);INDEX($$lista1;MATCH(SMALL(COUNTIF($$lista1;&quot;&lt;&quot;&amp;$$lista1);ROW([.A2]));COUNTIF($$lista1;&quot;&lt;&quot;&amp;$$lista1);0));&quot;&quot;)" table:number-matrix-columns-spanned="1" table:number-matrix-rows-spanned="1" table:style-name="ce1">
            <text:p>CS / OPM</text:p>
          </table:table-cell>
          <table:table-cell table:style-name="ce1"/>
          <table:table-cell office:value-type="string" table:style-name="ce6">
            <text:p>Azul</text:p>
          </table:table-cell>
          <table:table-cell office:value-type="string" table:style-name="ce4">
            <text:p>Negativo</text:p>
          </table:table-cell>
          <table:table-cell office:value-type="string" table:style-name="ce4">
            <text:p>Não</text:p>
          </table:table-cell>
          <table:table-cell table:number-columns-repeated="16379"/>
        </table:table-row>
        <table:table-row table:style-name="ro4">
          <table:table-cell office:value-type="string" office:string-value="Laranja" table:formula="of:=IF(COUNTA($$lista1)&gt;=ROWS([.$A$1:.A3]);INDEX($$lista1;MATCH(SMALL(COUNTIF($$lista1;&quot;&lt;&quot;&amp;$$lista1);ROW([.A3]));COUNTIF($$lista1;&quot;&lt;&quot;&amp;$$lista1);0));&quot;&quot;)" table:number-matrix-columns-spanned="1" table:number-matrix-rows-spanned="1" table:style-name="ce1">
            <text:p>Laranja</text:p>
          </table:table-cell>
          <table:table-cell table:style-name="ce1"/>
          <table:table-cell office:value-type="string" table:style-name="ce3">
            <text:p>Branco</text:p>
          </table:table-cell>
          <table:table-cell office:value-type="string" table:style-name="ce4">
            <text:p>Neutro</text:p>
          </table:table-cell>
          <table:table-cell table:style-name="ce3"/>
          <table:table-cell table:number-columns-repeated="16379"/>
        </table:table-row>
        <table:table-row table:style-name="ro4">
          <table:table-cell office:value-type="string" office:string-value="Limão" table:formula="of:=IF(COUNTA($$lista1)&gt;=ROWS([.$A$1:.A4]);INDEX($$lista1;MATCH(SMALL(COUNTIF($$lista1;&quot;&lt;&quot;&amp;$$lista1);ROW([.A4]));COUNTIF($$lista1;&quot;&lt;&quot;&amp;$$lista1);0));&quot;&quot;)" table:number-matrix-columns-spanned="1" table:number-matrix-rows-spanned="1" table:style-name="ce1">
            <text:p>Limão</text:p>
          </table:table-cell>
          <table:table-cell table:style-name="ce1"/>
          <table:table-cell office:value-type="string" table:style-name="ce7">
            <text:p>Cinza</text:p>
          </table:table-cell>
          <table:table-cell table:number-columns-repeated="16381" table:style-name="ce1"/>
        </table:table-row>
        <table:table-row table:style-name="ro4">
          <table:table-cell office:value-type="string" office:string-value="Maçã" table:formula="of:=IF(COUNTA($$lista1)&gt;=ROWS([.$A$1:.A5]);INDEX($$lista1;MATCH(SMALL(COUNTIF($$lista1;&quot;&lt;&quot;&amp;$$lista1);ROW([.A5]));COUNTIF($$lista1;&quot;&lt;&quot;&amp;$$lista1);0));&quot;&quot;)" table:number-matrix-columns-spanned="1" table:number-matrix-rows-spanned="1" table:style-name="ce1">
            <text:p>Maçã</text:p>
          </table:table-cell>
          <table:table-cell table:style-name="ce1"/>
          <table:table-cell office:value-type="string" table:style-name="ce14">
            <text:p>Laranja</text:p>
          </table:table-cell>
          <table:table-cell table:number-columns-repeated="16381" table:style-name="ce1"/>
        </table:table-row>
        <table:table-row table:style-name="ro4">
          <table:table-cell office:value-type="string" office:string-value="Minoria\nLimonense" table:formula="of:=IF(COUNTA($$lista1)&gt;=ROWS([.$A$1:.A6]);INDEX($$lista1;MATCH(SMALL(COUNTIF($$lista1;&quot;&lt;&quot;&amp;$$lista1);ROW([.A6]));COUNTIF($$lista1;&quot;&lt;&quot;&amp;$$lista1);0));&quot;&quot;)" table:number-matrix-columns-spanned="1" table:number-matrix-rows-spanned="1" table:style-name="ce1">
            <text:p>Minoria\nLimonense</text:p>
          </table:table-cell>
          <table:table-cell table:style-name="ce1"/>
          <table:table-cell office:value-type="string" table:style-name="ce8">
            <text:p>Marrom</text:p>
          </table:table-cell>
          <table:table-cell table:number-columns-repeated="16381" table:style-name="ce1"/>
        </table:table-row>
        <table:table-row table:style-name="ro4">
          <table:table-cell office:value-type="string" office:string-value="OIA" table:formula="of:=IF(COUNTA($$lista1)&gt;=ROWS([.$A$1:.A7]);INDEX($$lista1;MATCH(SMALL(COUNTIF($$lista1;&quot;&lt;&quot;&amp;$$lista1);ROW([.A7]));COUNTIF($$lista1;&quot;&lt;&quot;&amp;$$lista1);0));&quot;&quot;)" table:number-matrix-columns-spanned="1" table:number-matrix-rows-spanned="1" table:style-name="ce1">
            <text:p>OIA</text:p>
          </table:table-cell>
          <table:table-cell table:style-name="ce1"/>
          <table:table-cell office:value-type="string" table:style-name="ce9">
            <text:p>Ouro</text:p>
          </table:table-cell>
          <table:table-cell table:number-columns-repeated="16381" table:style-name="ce1"/>
        </table:table-row>
        <table:table-row table:style-name="ro4">
          <table:table-cell office:value-type="string" office:string-value="População" table:formula="of:=IF(COUNTA($$lista1)&gt;=ROWS([.$A$1:.A8]);INDEX($$lista1;MATCH(SMALL(COUNTIF($$lista1;&quot;&lt;&quot;&amp;$$lista1);ROW([.A8]));COUNTIF($$lista1;&quot;&lt;&quot;&amp;$$lista1);0));&quot;&quot;)" table:number-matrix-columns-spanned="1" table:number-matrix-rows-spanned="1" table:style-name="ce1">
            <text:p>População</text:p>
          </table:table-cell>
          <table:table-cell table:style-name="ce1"/>
          <table:table-cell office:value-type="string" table:style-name="ce10">
            <text:p>Preto</text:p>
          </table:table-cell>
          <table:table-cell table:number-columns-repeated="16381" table:style-name="ce1"/>
        </table:table-row>
        <table:table-row table:style-name="ro4">
          <table:table-cell office:value-type="string" office:string-value="Urso" table:formula="of:=IF(COUNTA($$lista1)&gt;=ROWS([.$A$1:.A9]);INDEX($$lista1;MATCH(SMALL(COUNTIF($$lista1;&quot;&lt;&quot;&amp;$$lista1);ROW([.A9]));COUNTIF($$lista1;&quot;&lt;&quot;&amp;$$lista1);0));&quot;&quot;)" table:number-matrix-columns-spanned="1" table:number-matrix-rows-spanned="1" table:style-name="ce1">
            <text:p>Urso</text:p>
          </table:table-cell>
          <table:table-cell table:style-name="ce1"/>
          <table:table-cell office:value-type="string" table:style-name="ce11">
            <text:p>Roxo</text:p>
          </table:table-cell>
          <table:table-cell table:number-columns-repeated="16381" table:style-name="ce1"/>
        </table:table-row>
        <table:table-row table:style-name="ro4">
          <table:table-cell office:value-type="string" office:string-value="" table:formula="of:=IF(COUNTA($$lista1)&gt;=ROWS([.$A$1:.A10]);INDEX($$lista1;MATCH(SMALL(COUNTIF($$lista1;&quot;&lt;&quot;&amp;$$lista1);ROW([.A10]));COUNTIF($$lista1;&quot;&lt;&quot;&amp;$$lista1);0));&quot;&quot;)" table:number-matrix-columns-spanned="1" table:number-matrix-rows-spanned="1" table:style-name="ce1"/>
          <table:table-cell table:style-name="ce1"/>
          <table:table-cell office:value-type="string" table:style-name="ce12">
            <text:p>Verde</text:p>
          </table:table-cell>
          <table:table-cell table:number-columns-repeated="16381" table:style-name="ce1"/>
        </table:table-row>
        <table:table-row table:style-name="ro4">
          <table:table-cell office:value-type="string" office:string-value="" table:formula="of:=IF(COUNTA($$lista1)&gt;=ROWS([.$A$1:.A11]);INDEX($$lista1;MATCH(SMALL(COUNTIF($$lista1;&quot;&lt;&quot;&amp;$$lista1);ROW([.A11]));COUNTIF($$lista1;&quot;&lt;&quot;&amp;$$lista1);0));&quot;&quot;)" table:number-matrix-columns-spanned="1" table:number-matrix-rows-spanned="1" table:style-name="ce1"/>
          <table:table-cell table:style-name="ce1"/>
          <table:table-cell office:value-type="string" table:style-name="ce13">
            <text:p>Vermelho</text:p>
          </table:table-cell>
          <table:table-cell table:number-columns-repeated="16381" table:style-name="ce1"/>
        </table:table-row>
        <table:table-row table:style-name="ro4">
          <table:table-cell office:value-type="string" office:string-value="" table:formula="of:=IF(COUNTA($$lista1)&gt;=ROWS([.$A$1:.A12]);INDEX($$lista1;MATCH(SMALL(COUNTIF($$lista1;&quot;&lt;&quot;&amp;$$lista1);ROW([.A12]));COUNTIF($$lista1;&quot;&lt;&quot;&amp;$$lista1);0));&quot;&quot;)" table:number-matrix-columns-spanned="1" table:number-matrix-rows-spanned="1" table:style-name="ce1"/>
          <table:table-cell table:number-columns-repeated="16383" table:style-name="ce1"/>
        </table:table-row>
        <table:table-row table:style-name="ro4">
          <table:table-cell office:value-type="string" office:string-value="" table:formula="of:=IF(COUNTA($$lista1)&gt;=ROWS([.$A$1:.A13]);INDEX($$lista1;MATCH(SMALL(COUNTIF($$lista1;&quot;&lt;&quot;&amp;$$lista1);ROW([.A13]));COUNTIF($$lista1;&quot;&lt;&quot;&amp;$$lista1);0));&quot;&quot;)" table:number-matrix-columns-spanned="1" table:number-matrix-rows-spanned="1" table:style-name="ce1"/>
          <table:table-cell table:number-columns-repeated="16383" table:style-name="ce1"/>
        </table:table-row>
        <table:table-row table:style-name="ro4">
          <table:table-cell office:value-type="string" office:string-value="" table:formula="of:=IF(COUNTA($$lista1)&gt;=ROWS([.$A$1:.A14]);INDEX($$lista1;MATCH(SMALL(COUNTIF($$lista1;&quot;&lt;&quot;&amp;$$lista1);ROW([.A14]));COUNTIF($$lista1;&quot;&lt;&quot;&amp;$$lista1);0));&quot;&quot;)" table:number-matrix-columns-spanned="1" table:number-matrix-rows-spanned="1" table:style-name="ce1"/>
          <table:table-cell table:number-columns-repeated="16383" table:style-name="ce1"/>
        </table:table-row>
        <table:table-row table:style-name="ro4">
          <table:table-cell office:value-type="string" office:string-value="" table:formula="of:=IF(COUNTA($$lista1)&gt;=ROWS([.$A$1:.A15]);INDEX($$lista1;MATCH(SMALL(COUNTIF($$lista1;&quot;&lt;&quot;&amp;$$lista1);ROW([.A15]));COUNTIF($$lista1;&quot;&lt;&quot;&amp;$$lista1);0));&quot;&quot;)" table:number-matrix-columns-spanned="1" table:number-matrix-rows-spanned="1" table:style-name="ce1"/>
          <table:table-cell table:number-columns-repeated="16383" table:style-name="ce1"/>
        </table:table-row>
        <table:table-row table:style-name="ro4">
          <table:table-cell office:value-type="string" office:string-value="" table:formula="of:=IF(COUNTA($$lista1)&gt;=ROWS([.$A$1:.A16]);INDEX($$lista1;MATCH(SMALL(COUNTIF($$lista1;&quot;&lt;&quot;&amp;$$lista1);ROW([.A16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17]);INDEX($$lista1;MATCH(SMALL(COUNTIF($$lista1;&quot;&lt;&quot;&amp;$$lista1);ROW([.A17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18]);INDEX($$lista1;MATCH(SMALL(COUNTIF($$lista1;&quot;&lt;&quot;&amp;$$lista1);ROW([.A18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19]);INDEX($$lista1;MATCH(SMALL(COUNTIF($$lista1;&quot;&lt;&quot;&amp;$$lista1);ROW([.A19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20]);INDEX($$lista1;MATCH(SMALL(COUNTIF($$lista1;&quot;&lt;&quot;&amp;$$lista1);ROW([.A20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21]);INDEX($$lista1;MATCH(SMALL(COUNTIF($$lista1;&quot;&lt;&quot;&amp;$$lista1);ROW([.A21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22]);INDEX($$lista1;MATCH(SMALL(COUNTIF($$lista1;&quot;&lt;&quot;&amp;$$lista1);ROW([.A22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23]);INDEX($$lista1;MATCH(SMALL(COUNTIF($$lista1;&quot;&lt;&quot;&amp;$$lista1);ROW([.A23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24]);INDEX($$lista1;MATCH(SMALL(COUNTIF($$lista1;&quot;&lt;&quot;&amp;$$lista1);ROW([.A24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25]);INDEX($$lista1;MATCH(SMALL(COUNTIF($$lista1;&quot;&lt;&quot;&amp;$$lista1);ROW([.A25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26]);INDEX($$lista1;MATCH(SMALL(COUNTIF($$lista1;&quot;&lt;&quot;&amp;$$lista1);ROW([.A26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27]);INDEX($$lista1;MATCH(SMALL(COUNTIF($$lista1;&quot;&lt;&quot;&amp;$$lista1);ROW([.A27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28]);INDEX($$lista1;MATCH(SMALL(COUNTIF($$lista1;&quot;&lt;&quot;&amp;$$lista1);ROW([.A28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29]);INDEX($$lista1;MATCH(SMALL(COUNTIF($$lista1;&quot;&lt;&quot;&amp;$$lista1);ROW([.A29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30]);INDEX($$lista1;MATCH(SMALL(COUNTIF($$lista1;&quot;&lt;&quot;&amp;$$lista1);ROW([.A30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31]);INDEX($$lista1;MATCH(SMALL(COUNTIF($$lista1;&quot;&lt;&quot;&amp;$$lista1);ROW([.A31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32]);INDEX($$lista1;MATCH(SMALL(COUNTIF($$lista1;&quot;&lt;&quot;&amp;$$lista1);ROW([.A32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33]);INDEX($$lista1;MATCH(SMALL(COUNTIF($$lista1;&quot;&lt;&quot;&amp;$$lista1);ROW([.A33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34]);INDEX($$lista1;MATCH(SMALL(COUNTIF($$lista1;&quot;&lt;&quot;&amp;$$lista1);ROW([.A34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35]);INDEX($$lista1;MATCH(SMALL(COUNTIF($$lista1;&quot;&lt;&quot;&amp;$$lista1);ROW([.A35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36]);INDEX($$lista1;MATCH(SMALL(COUNTIF($$lista1;&quot;&lt;&quot;&amp;$$lista1);ROW([.A36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37]);INDEX($$lista1;MATCH(SMALL(COUNTIF($$lista1;&quot;&lt;&quot;&amp;$$lista1);ROW([.A37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38]);INDEX($$lista1;MATCH(SMALL(COUNTIF($$lista1;&quot;&lt;&quot;&amp;$$lista1);ROW([.A38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39]);INDEX($$lista1;MATCH(SMALL(COUNTIF($$lista1;&quot;&lt;&quot;&amp;$$lista1);ROW([.A39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40]);INDEX($$lista1;MATCH(SMALL(COUNTIF($$lista1;&quot;&lt;&quot;&amp;$$lista1);ROW([.A40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41]);INDEX($$lista1;MATCH(SMALL(COUNTIF($$lista1;&quot;&lt;&quot;&amp;$$lista1);ROW([.A41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42]);INDEX($$lista1;MATCH(SMALL(COUNTIF($$lista1;&quot;&lt;&quot;&amp;$$lista1);ROW([.A42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43]);INDEX($$lista1;MATCH(SMALL(COUNTIF($$lista1;&quot;&lt;&quot;&amp;$$lista1);ROW([.A43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44]);INDEX($$lista1;MATCH(SMALL(COUNTIF($$lista1;&quot;&lt;&quot;&amp;$$lista1);ROW([.A44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45]);INDEX($$lista1;MATCH(SMALL(COUNTIF($$lista1;&quot;&lt;&quot;&amp;$$lista1);ROW([.A45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46]);INDEX($$lista1;MATCH(SMALL(COUNTIF($$lista1;&quot;&lt;&quot;&amp;$$lista1);ROW([.A46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47]);INDEX($$lista1;MATCH(SMALL(COUNTIF($$lista1;&quot;&lt;&quot;&amp;$$lista1);ROW([.A47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48]);INDEX($$lista1;MATCH(SMALL(COUNTIF($$lista1;&quot;&lt;&quot;&amp;$$lista1);ROW([.A48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49]);INDEX($$lista1;MATCH(SMALL(COUNTIF($$lista1;&quot;&lt;&quot;&amp;$$lista1);ROW([.A49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50]);INDEX($$lista1;MATCH(SMALL(COUNTIF($$lista1;&quot;&lt;&quot;&amp;$$lista1);ROW([.A50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51]);INDEX($$lista1;MATCH(SMALL(COUNTIF($$lista1;&quot;&lt;&quot;&amp;$$lista1);ROW([.A51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52]);INDEX($$lista1;MATCH(SMALL(COUNTIF($$lista1;&quot;&lt;&quot;&amp;$$lista1);ROW([.A52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53]);INDEX($$lista1;MATCH(SMALL(COUNTIF($$lista1;&quot;&lt;&quot;&amp;$$lista1);ROW([.A53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54]);INDEX($$lista1;MATCH(SMALL(COUNTIF($$lista1;&quot;&lt;&quot;&amp;$$lista1);ROW([.A54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55]);INDEX($$lista1;MATCH(SMALL(COUNTIF($$lista1;&quot;&lt;&quot;&amp;$$lista1);ROW([.A55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56]);INDEX($$lista1;MATCH(SMALL(COUNTIF($$lista1;&quot;&lt;&quot;&amp;$$lista1);ROW([.A56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57]);INDEX($$lista1;MATCH(SMALL(COUNTIF($$lista1;&quot;&lt;&quot;&amp;$$lista1);ROW([.A57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58]);INDEX($$lista1;MATCH(SMALL(COUNTIF($$lista1;&quot;&lt;&quot;&amp;$$lista1);ROW([.A58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59]);INDEX($$lista1;MATCH(SMALL(COUNTIF($$lista1;&quot;&lt;&quot;&amp;$$lista1);ROW([.A59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60]);INDEX($$lista1;MATCH(SMALL(COUNTIF($$lista1;&quot;&lt;&quot;&amp;$$lista1);ROW([.A60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61]);INDEX($$lista1;MATCH(SMALL(COUNTIF($$lista1;&quot;&lt;&quot;&amp;$$lista1);ROW([.A61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62]);INDEX($$lista1;MATCH(SMALL(COUNTIF($$lista1;&quot;&lt;&quot;&amp;$$lista1);ROW([.A62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63]);INDEX($$lista1;MATCH(SMALL(COUNTIF($$lista1;&quot;&lt;&quot;&amp;$$lista1);ROW([.A63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64]);INDEX($$lista1;MATCH(SMALL(COUNTIF($$lista1;&quot;&lt;&quot;&amp;$$lista1);ROW([.A64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65]);INDEX($$lista1;MATCH(SMALL(COUNTIF($$lista1;&quot;&lt;&quot;&amp;$$lista1);ROW([.A65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66]);INDEX($$lista1;MATCH(SMALL(COUNTIF($$lista1;&quot;&lt;&quot;&amp;$$lista1);ROW([.A66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67]);INDEX($$lista1;MATCH(SMALL(COUNTIF($$lista1;&quot;&lt;&quot;&amp;$$lista1);ROW([.A67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68]);INDEX($$lista1;MATCH(SMALL(COUNTIF($$lista1;&quot;&lt;&quot;&amp;$$lista1);ROW([.A68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69]);INDEX($$lista1;MATCH(SMALL(COUNTIF($$lista1;&quot;&lt;&quot;&amp;$$lista1);ROW([.A69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70]);INDEX($$lista1;MATCH(SMALL(COUNTIF($$lista1;&quot;&lt;&quot;&amp;$$lista1);ROW([.A70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71]);INDEX($$lista1;MATCH(SMALL(COUNTIF($$lista1;&quot;&lt;&quot;&amp;$$lista1);ROW([.A71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72]);INDEX($$lista1;MATCH(SMALL(COUNTIF($$lista1;&quot;&lt;&quot;&amp;$$lista1);ROW([.A72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73]);INDEX($$lista1;MATCH(SMALL(COUNTIF($$lista1;&quot;&lt;&quot;&amp;$$lista1);ROW([.A73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74]);INDEX($$lista1;MATCH(SMALL(COUNTIF($$lista1;&quot;&lt;&quot;&amp;$$lista1);ROW([.A74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75]);INDEX($$lista1;MATCH(SMALL(COUNTIF($$lista1;&quot;&lt;&quot;&amp;$$lista1);ROW([.A75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76]);INDEX($$lista1;MATCH(SMALL(COUNTIF($$lista1;&quot;&lt;&quot;&amp;$$lista1);ROW([.A76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77]);INDEX($$lista1;MATCH(SMALL(COUNTIF($$lista1;&quot;&lt;&quot;&amp;$$lista1);ROW([.A77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78]);INDEX($$lista1;MATCH(SMALL(COUNTIF($$lista1;&quot;&lt;&quot;&amp;$$lista1);ROW([.A78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79]);INDEX($$lista1;MATCH(SMALL(COUNTIF($$lista1;&quot;&lt;&quot;&amp;$$lista1);ROW([.A79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80]);INDEX($$lista1;MATCH(SMALL(COUNTIF($$lista1;&quot;&lt;&quot;&amp;$$lista1);ROW([.A80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81]);INDEX($$lista1;MATCH(SMALL(COUNTIF($$lista1;&quot;&lt;&quot;&amp;$$lista1);ROW([.A81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82]);INDEX($$lista1;MATCH(SMALL(COUNTIF($$lista1;&quot;&lt;&quot;&amp;$$lista1);ROW([.A82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83]);INDEX($$lista1;MATCH(SMALL(COUNTIF($$lista1;&quot;&lt;&quot;&amp;$$lista1);ROW([.A83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84]);INDEX($$lista1;MATCH(SMALL(COUNTIF($$lista1;&quot;&lt;&quot;&amp;$$lista1);ROW([.A84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85]);INDEX($$lista1;MATCH(SMALL(COUNTIF($$lista1;&quot;&lt;&quot;&amp;$$lista1);ROW([.A85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86]);INDEX($$lista1;MATCH(SMALL(COUNTIF($$lista1;&quot;&lt;&quot;&amp;$$lista1);ROW([.A86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87]);INDEX($$lista1;MATCH(SMALL(COUNTIF($$lista1;&quot;&lt;&quot;&amp;$$lista1);ROW([.A87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88]);INDEX($$lista1;MATCH(SMALL(COUNTIF($$lista1;&quot;&lt;&quot;&amp;$$lista1);ROW([.A88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89]);INDEX($$lista1;MATCH(SMALL(COUNTIF($$lista1;&quot;&lt;&quot;&amp;$$lista1);ROW([.A89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90]);INDEX($$lista1;MATCH(SMALL(COUNTIF($$lista1;&quot;&lt;&quot;&amp;$$lista1);ROW([.A90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91]);INDEX($$lista1;MATCH(SMALL(COUNTIF($$lista1;&quot;&lt;&quot;&amp;$$lista1);ROW([.A91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92]);INDEX($$lista1;MATCH(SMALL(COUNTIF($$lista1;&quot;&lt;&quot;&amp;$$lista1);ROW([.A92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93]);INDEX($$lista1;MATCH(SMALL(COUNTIF($$lista1;&quot;&lt;&quot;&amp;$$lista1);ROW([.A93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94]);INDEX($$lista1;MATCH(SMALL(COUNTIF($$lista1;&quot;&lt;&quot;&amp;$$lista1);ROW([.A94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95]);INDEX($$lista1;MATCH(SMALL(COUNTIF($$lista1;&quot;&lt;&quot;&amp;$$lista1);ROW([.A95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96]);INDEX($$lista1;MATCH(SMALL(COUNTIF($$lista1;&quot;&lt;&quot;&amp;$$lista1);ROW([.A96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97]);INDEX($$lista1;MATCH(SMALL(COUNTIF($$lista1;&quot;&lt;&quot;&amp;$$lista1);ROW([.A97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98]);INDEX($$lista1;MATCH(SMALL(COUNTIF($$lista1;&quot;&lt;&quot;&amp;$$lista1);ROW([.A98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99]);INDEX($$lista1;MATCH(SMALL(COUNTIF($$lista1;&quot;&lt;&quot;&amp;$$lista1);ROW([.A99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100]);INDEX($$lista1;MATCH(SMALL(COUNTIF($$lista1;&quot;&lt;&quot;&amp;$$lista1);ROW([.A100]));COUNTIF($$lista1;&quot;&lt;&quot;&amp;$$lista1);0));&quot;&quot;)" table:number-matrix-columns-spanned="1" table:number-matrix-rows-spanned="1" table:style-name="ce1"/>
          <table:table-cell table:number-columns-repeated="16383"/>
        </table:table-row>
        <table:table-row table:number-rows-repeated="1048475" table:style-name="ro4">
          <table:table-cell table:number-columns-repeated="16384"/>
        </table:table-row>
      </table:table>
      <table:named-expressions>
        <table:named-range table:name="cores" table:cell-range-address="auxiliar.$C$2:auxiliar.$C$12" table:base-cell-address="auxiliar.$A$1"/>
        <table:named-range table:name="lista_at" table:cell-range-address="atores.$A$2:atores.$A$101" table:base-cell-address="atores.$A$1"/>
        <table:named-range table:name="lista_at2" table:cell-range-address="auxiliar.$A$2:auxiliar.$A$101" table:base-cell-address="auxiliar.$A$1"/>
        <table:named-expression table:name="lista1" table:expression="of:=OFFSET([atores.$A$2];0;0;COUNTA([atores.$A$2:.$A$101]))" table:base-cell-address="atores.$A$1"/>
        <table:named-expression table:name="lista2" table:expression="of:=[auxiliar.$A$2]:INDEX($$lista_at2;SUMPRODUCT(--($$lista_at2&lt;&gt;&quot;&quot;)))" table:base-cell-address="atores.$A$1"/>
        <table:named-expression table:name="listaatores" table:expression="of:=[atores.$A$2]:INDEX($$lista_at;SUMPRODUCT(--($$lista_at&lt;&gt;&quot;&quot;)))" table:base-cell-address="atores.$A$1"/>
        <table:named-range table:name="tipos_bool" table:cell-range-address="auxiliar.$E$2:auxiliar.$E$3" table:base-cell-address="auxiliar.$A$1"/>
        <table:named-range table:name="tipos_rel" table:cell-range-address="auxiliar.$D$2:auxiliar.$D$4" table:base-cell-address="auxiliar.$A$1"/>
      </table:named-expressions>
      <table:database-ranges>
        <table:database-range table:target-range-address="atores.H3:atores.H12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</office:styles>
  <office:automatic-styles>
    <style:page-layout style:name="pm1">
      <style:page-layout-properties fo:margin-top="0in" fo:margin-bottom="0in" fo:margin-left="0.511811024in" fo:margin-right="0.511811024in" style:print-orientation="landscape" style:print-page-order="ttb" style:first-page-number="continue" style:scale-to="100%" style:table-centering="none" style:print="objects charts drawings"/>
      <style:header-style>
        <style:header-footer-properties fo:min-height="0.787401575in" fo:margin-left="0.511811024in" fo:margin-right="0.511811024in" fo:margin-bottom="0in"/>
      </style:header-style>
      <style:footer-style>
        <style:header-footer-properties fo:min-height="0.78740157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827</meta:generator>
    <meta:initial-creator>Microsoft Office User</meta:initial-creator>
    <dc:creator>user</dc:creator>
    <meta:creation-date>2020-05-26T16:47:21Z</meta:creation-date>
    <dc:date>2020-06-22T00:14:29Z</dc:date>
  </office:meta>
</office:document-meta>
</file>